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8fb" officeooo:paragraph-rsid="000be8fb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be8fb" officeooo:paragraph-rsid="000be8fb" style:font-size-asian="36pt" style:font-weight-asian="bold" style:font-size-complex="36pt" style:font-weight-complex="bold"/>
    </style:style>
    <style:style style:name="P4" style:family="paragraph" style:parent-style-name="Standard">
      <style:text-properties officeooo:rsid="000c8fe8" officeooo:paragraph-rsid="000c8fe8"/>
    </style:style>
    <style:style style:name="P5" style:family="paragraph" style:parent-style-name="Standard" style:list-style-name="L1">
      <style:text-properties officeooo:rsid="000be8fb" officeooo:paragraph-rsid="000be8fb"/>
    </style:style>
    <style:style style:name="P6" style:family="paragraph" style:parent-style-name="Standard" style:list-style-name="L2">
      <style:text-properties officeooo:rsid="000be8fb" officeooo:paragraph-rsid="000be8fb"/>
    </style:style>
    <style:style style:name="P7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be8fb" officeooo:paragraph-rsid="000be8fb" style:font-weight-asian="bold" style:font-weight-complex="bold"/>
    </style:style>
    <style:style style:name="P8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c8fe8" officeooo:paragraph-rsid="000c8fe8" style:font-weight-asian="bold" style:font-weight-complex="bold"/>
    </style:style>
    <style:style style:name="P9" style:family="paragraph" style:parent-style-name="Standard" style:list-style-name="L2">
      <style:text-properties officeooo:rsid="000c8fe8" officeooo:paragraph-rsid="000c8fe8"/>
    </style:style>
    <style:style style:name="P10" style:family="paragraph" style:parent-style-name="Standard" style:list-style-name="L2">
      <style:text-properties officeooo:rsid="000c8fe8" officeooo:paragraph-rsid="000cd137"/>
    </style:style>
    <style:style style:name="P11" style:family="paragraph" style:parent-style-name="Standard" style:list-style-name="L2">
      <style:text-properties officeooo:rsid="000cd137" officeooo:paragraph-rsid="000cd137"/>
    </style:style>
    <style:style style:name="P12" style:family="paragraph" style:parent-style-name="Standard" style:list-style-name="L2">
      <style:text-properties officeooo:rsid="000df46a" officeooo:paragraph-rsid="000df46a"/>
    </style:style>
    <style:style style:name="P13" style:family="paragraph" style:parent-style-name="Standard" style:list-style-name="L2">
      <style:paragraph-properties fo:break-before="page"/>
      <style:text-properties fo:font-size="16pt" style:text-underline-style="solid" style:text-underline-width="auto" style:text-underline-color="font-color" fo:font-weight="bold" officeooo:rsid="000c8fe8" officeooo:paragraph-rsid="000c8fe8" style:font-weight-asian="bold" style:font-weight-complex="bold"/>
    </style:style>
    <style:style style:name="T1" style:family="text">
      <style:text-properties officeooo:rsid="000be8fb"/>
    </style:style>
    <style:style style:name="T2" style:family="text">
      <style:text-properties officeooo:rsid="000cd137"/>
    </style:style>
    <style:style style:name="T3" style:family="text">
      <style:text-properties officeooo:rsid="000df4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<text:span text:style-name="T1">hème 2B</text:span></text:p>
      <text:p text:style-name="P3">La plante domestiquée</text:p>
      <text:p text:style-name="P1"/>
      <text:p text:style-name="P1"/>
      <text:p text:style-name="P1">La domestication des plantes a commencé il y a 10 000 ans. </text:p>
      <text:p text:style-name="P1"/>
      <text:list xml:id="list6801969643330783640" text:style-name="L1">
        <text:list-item>
          <text:p text:style-name="P5">Une origine interactive</text:p>
          <text:list>
            <text:list-item>
              <text:p text:style-name="P5">Le contexte varie géographiquement </text:p>
            </text:list-item>
            <text:list-item>
              <text:p text:style-name="P5">//</text:p>
            </text:list-item>
          </text:list>
        </text:list-item>
      </text:list>
      <text:p text:style-name="P1"/>
      <text:list xml:id="list5568472619761302083" text:style-name="L2">
        <text:list-item>
          <text:p text:style-name="P7">L’origine des espèces cultivées</text:p>
          <text:list>
            <text:list-item>
              <text:p text:style-name="P6">Hypothèse : Les blés cultivés sont apparentés à ces espèces sauvages ; ils ont été domestiqués dans les régions où l’on trouve ces espèces. Ces régions sont appelées foyers de domestication. </text:p>
            </text:list-item>
            <text:list-item>
              <text:p text:style-name="P6">Domestication : Processus de sélection artificielle de caractères phénotypiques réalisé par l’Homme à partir de plantes sauvages, qui est à l’origine des premières espèces cultivées. </text:p>
            </text:list-item>
            <text:list-item>
              <text:p text:style-name="P6">Les caractères que l’Homme a sélectionnés sont ceux qui facilitent la culture, la récolte, et l’utilisation de l’espèce cultivée. </text:p>
              <text:p text:style-name="P6"/>
            </text:list-item>
            <text:list-item>
              <text:p text:style-name="P6">Syndrome de domestication </text:p>
            </text:list-item>
            <text:list-item>
              <text:p text:style-name="P6">&lt;500 plantes domestiquées </text:p>
              <text:p text:style-name="P6">entre 1 et 2/1000 plantes sauvages </text:p>
            </text:list-item>
            <text:list-item>
              <text:p text:style-name="P6">nombre limité de familles (173) </text:p>
              <text:p text:style-name="P6"/>
            </text:list-item>
            <text:list-item>
              <text:p text:style-name="P9">Les grandes évolutions </text:p>
              <text:list>
                <text:list-item>
                  <text:p text:style-name="P9">Améliorer la récolte </text:p>
                </text:list-item>
                <text:list-item>
                  <text:p text:style-name="P9">+ grosses graines → – dispersion → + réserves </text:p>
                </text:list-item>
              </text:list>
              <text:p text:style-name="P9"/>
            </text:list-item>
            <text:list-item>
              <text:p text:style-name="P9">D’une manière générale </text:p>
              <text:list>
                <text:list-item>
                  <text:p text:style-name="P9">Rendement privilégié </text:p>
                </text:list-item>
                <text:list-item>
                  <text:p text:style-name="P9">Augmentation réserves </text:p>
                </text:list-item>
                <text:list-item>
                  <text:p text:style-name="P9">Augmentation taille et nb d’inflorescences </text:p>
                </text:list-item>
                <text:list-item>
                  <text:p text:style-name="P9">Architecture générale pour récolte + facile </text:p>
                </text:list-item>
              </text:list>
            </text:list-item>
          </text:list>
          <text:p text:style-name="P9"/>
        </text:list-item>
      </text:list>
      <text:p text:style-name="P4"/>
      <text:list xml:id="list113649034288142" text:continue-numbering="true" text:style-name="L2">
        <text:list-item>
          <text:p text:style-name="P13">Bases génétiques de la domestication</text:p>
          <text:list>
            <text:list-item>
              <text:p text:style-name="P9"/>
              <text:list>
                <text:list-item>
                  <text:p text:style-name="P9">Événements d’hybridation </text:p>
                </text:list-item>
                <text:list-item>
                  <text:p text:style-name="P9">Doublements accidentels de chromosomes </text:p>
                </text:list-item>
                <text:list-item>
                  <text:p text:style-name="P9">Mutations </text:p>
                </text:list-item>
              </text:list>
            </text:list-item>
            <text:list-item>
              <text:p text:style-name="P9">Types de caractères pouvant faire l’objet d’une sélection phénotypique : </text:p>
              <text:list>
                <text:list-item>
                  <text:p text:style-name="P9">Caractère visible </text:p>
                </text:list-item>
                <text:list-item>
                  <text:p text:style-name="P9">Caractère d’origine génétique </text:p>
                </text:list-item>
              </text:list>
            </text:list-item>
            <text:list-item>
              <text:p text:style-name="P9">Rendement prioritaire </text:p>
            </text:list-item>
            <text:list-item>
              <text:p text:style-name="P9">Certains fruits : disparition des grains </text:p>
            </text:list-item>
            <text:list-item>
              <text:p text:style-name="P9">Le chou sauvage, sélection de l’organe : </text:p>
              <text:list>
                <text:list-item>
                  <text:p text:style-name="P9">Chou vert, chou fleur, brocoli </text:p>
                </text:list-item>
              </text:list>
              <text:p text:style-name="P9"/>
            </text:list-item>
            <text:list-item>
              <text:p text:style-name="P9">On identifie dans les populations sauvages les individus qui présentent les caractéristiques intéressantes </text:p>
              <text:p text:style-name="P9"/>
            </text:list-item>
          </text:list>
        </text:list-item>
        <text:list-item>
          <text:p text:style-name="P8">Les techniques </text:p>
          <text:list>
            <text:list-item>
              <text:p text:style-name="P10">Action empiriques sur le génotype </text:p>
              <text:list>
                <text:list-item>
                  <text:p text:style-name="P10">On sélectionne <text:span text:style-name="T2">le phénotype</text:span>, <text:span text:style-name="T2">et </text:span>on replante </text:p>
                </text:list-item>
              </text:list>
            </text:list-item>
            <text:list-item>
              <text:p text:style-name="P11">Les techniques modernes </text:p>
              <text:list>
                <text:list-item>
                  <text:p text:style-name="P11">L’hybridation de lignée pure </text:p>
                  <text:list>
                    <text:list-item>
                      <text:p text:style-name="P11">Autofécondation (plantes autogames comme le blé) </text:p>
                    </text:list-item>
                    <text:list-item>
                      <text:p text:style-name="P11">Isolation des plantes pour stocker le pollen (plantes allogames comme le maïs) </text:p>
                    </text:list-item>
                    <text:list-item>
                      <text:p text:style-name="P11">Vigueur hybride </text:p>
                    </text:list-item>
                  </text:list>
                </text:list-item>
              </text:list>
            </text:list-item>
            <text:list-item>
              <text:p text:style-name="P1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19:32.672000000</meta:creation-date>
    <dc:date>2019-05-29T11:36:47.229000000</dc:date>
    <meta:editing-duration>PT7M21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9" meta:word-count="300" meta:character-count="1860" meta:non-whitespace-character-count="1611"/>
  </office:meta>
</office:document-meta>
</file>